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f323" officeooo:paragraph-rsid="0008f323"/>
    </style:style>
    <style:style style:name="P2" style:family="paragraph" style:parent-style-name="Standard">
      <style:text-properties fo:font-variant="normal" fo:text-transform="none" fo:color="#505863" style:font-name="Lato" fo:font-size="11.25pt" fo:letter-spacing="normal" fo:font-style="normal" fo:font-weight="normal" officeooo:rsid="0008f323" officeooo:paragraph-rsid="000a6c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garroa:</text:p>
      <text:p text:style-name="P1"/>
      <text:p text:style-name="P2">Mettl test algos: </text:p>
      <text:p text:style-name="P2">- Detect an input string if it is camelCase of snake_case. If it's camelCase, convert it into snake_case and viceversa </text:p>
      <text:p text:style-name="P2">- From an input array, get the duplicates out and sort them (For this I wasn't able to use sort function or for..of loop, since Mettl wasn't supporting ES6 and later versions) First round of interview questions</text:p>
      <text:p text:style-name="P2"/>
      <text:p text:style-name="P2">-What are Angular custom elements -Stop propogation vs stop immediate propogation </text:p>
      <text:p text:style-name="P2">- em vs rem in CSS</text:p>
      <text:p text:style-name="P2">- Service workers in Angular</text:p>
      <text:p text:style-name="P2">- Ivy complier and it's advantages</text:p>
      <text:p text:style-name="P2">- Treeshaking in javascript</text:p>
      <text:p text:style-name="P2">- event bubbling vs event capturing</text:p>
      <text:p text:style-name="P2"/>
      <text:p text:style-name="P2">2nd round questions: </text:p>
      <text:p text:style-name="P2">- debouncetime in RxJs</text:p>
      <text:p text:style-name="P2">- Flexbox in CSS</text:p>
      <text:p text:style-name="P2">- What is change detection strategy in angular</text:p>
      <text:p text:style-name="P2">- Error codes -401 vs 403</text:p>
      <text:p text:style-name="P2">- What is Behaviorsubject</text:p>
      <text:p text:style-name="P2">_ How can you call child's function from parent - canDeActivateGuard in Angular Routing </text:p>
      <text:p text:style-name="P2">- If autofill in login page is enabled, how do you log the user in automatically?</text:p>
      <text:p text:style-name="P2"/>
      <text:p text:style-name="P2"/>
      <text:p text:style-name="P2">Frequency of each character in a string </text:p>
      <text:p text:style-name="P2">Sorting</text:p>
      <text:p text:style-name="P2"/>
      <text:p text:style-name="P2"/>
      <text:p text:style-name="P2">Que1:Given a linked list and two integers m and n, your task is to go to mth node and delete n nodes from the link list. Que 2: Given a array of positive and negative integers, your task was to find the two integers with maximum product in O(n) time and no extra spac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9:31:58.758311833</meta:creation-date>
    <dc:date>2021-11-22T19:48:12.646620638</dc:date>
    <meta:editing-duration>PT6M5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21" meta:word-count="220" meta:character-count="1220" meta:non-whitespace-character-count="1015"/>
  </office:meta>
</office:document-meta>
</file>